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officeooo:rsid="0020cf6e" officeooo:paragraph-rsid="000fb05f" style:font-size-asian="10pt" style:font-size-complex="10pt"/>
    </style:style>
    <style:style style:name="P2" style:family="paragraph" style:parent-style-name="Standard">
      <style:text-properties style:font-name="Times New Roman" fo:font-size="10pt" officeooo:rsid="001f7d7b" officeooo:paragraph-rsid="000fb05f" style:font-size-asian="10pt" style:font-size-complex="10pt"/>
    </style:style>
    <style:style style:name="P3" style:family="paragraph" style:parent-style-name="Standard">
      <style:text-properties style:font-name="Times New Roman" fo:font-size="10pt" officeooo:rsid="0013e67b" officeooo:paragraph-rsid="0013e67b" style:font-size-asian="10pt" style:font-size-complex="10pt"/>
    </style:style>
    <style:style style:name="T1" style:family="text">
      <style:text-properties officeooo:rsid="0022db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ompson, R. M., Beardall, J., Beringer, J., Grace, M., Sardina, P., 2013. Means and extremes:</text:p>
      <text:p text:style-name="P2">building variability into community-level climate change experiments. Ecology Letters</text:p>
      <text:p text:style-name="P2">16 (6), 799–806.</text:p>
      <text:p text:style-name="P2"/>
      <text:p text:style-name="P2">Smit, A. J., Roberts, M., Anderson, R. J., Dufois, F., Dudley, S. F. J., Bornman, T. G., Olbers,</text:p>
      <text:p text:style-name="P2">J., Bolton, J. J., 2013. A coastal seawater temperature dataset for biogeographical stud-</text:p>
      <text:p text:style-name="P2">ies: large biases between in situ and remotely-sensed data sets around the coast of South</text:p>
      <text:p text:style-name="P2">Africa. PLOS ONE 8 (12).</text:p>
      <text:p text:style-name="P2"/>
      <text:p text:style-name="P2">Roberts, M., Share, A., Johnson, A., Brundrit, G., Hermes, J., Bornman, T., Ansorge, I., Stander,</text:p>
      <text:p text:style-name="P2">J., Vousden, D., Valentine, H., Roussouw, M., 2011. The Grand Challenge of Developing in</text:p>
      <text:p text:style-name="P2">situ observational Oceanography in South Africa. Proceedings of the Joint Nansen-Tutu</text:p>
      <text:p text:style-name="P2">Scientific Opening Symposium &amp; OceansAfrica Meeting.</text:p>
      <text:p text:style-name="P2"/>
      <text:p text:style-name="P2">Jarraud, M., 2008. Guide to meteorological instruments and methods of observation (WMO-</text:p>
      <text:p text:style-name="P2">No. 8). World Meteorological Organisation: Geneva, Switzerland.</text:p>
      <text:p text:style-name="P2"/>
      <text:p text:style-name="P2">Aguilar, E., Auer, I., Brunet, M., Peterson, T. C., Wieringa, J., 2003. Guidelines on climate meta-</text:p>
      <text:p text:style-name="P2">data and homogenization, WMO-TD No. 1186 (WCDMP2). World Meteorological Organi-</text:p>
      <text:p text:style-name="P2">zation, Geneva</text:p>
      <text:p text:style-name="P2"/>
      <text:p text:style-name="P2">Birkett, D. A., Cook, P., 1987. Effect of the Benguela temperature anomaly, 19821983, on the</text:p>
      <text:p text:style-name="P2">breeding cycle of Donax serra Röding. South African Journal of Marine Science 5 (1), 191–</text:p>
      <text:p text:style-name="P2">196.</text:p>
      <text:p text:style-name="P2"/>
      <text:p text:style-name="P2">Diffenbaugh, N. S., Singh, D., Mankin, J. S., Horton, D. E., Swain, D. L., Touma, D., Charland,</text:p>
      <text:p text:style-name="P2">A., Liu, Y., Haugen, M., Tsiang, M., Rajaratnam, B., 2017. Quantifying the influence of global</text:p>
      <text:p text:style-name="P2">warming on unprecedented extreme climate events. Proceedings of the National Academy</text:p>
      <text:p text:style-name="P2">of Sciences 114 (19), 4881–4886.</text:p>
      <text:p text:style-name="P2"/>
      <text:p text:style-name="P2">Schoepf, V., Stat, M., Falter, J. L., McCulloch, M. T., 2015. Limits to the thermal tolerance of</text:p>
      <text:p text:style-name="P2">corals adapted to a highly fluctuating, naturally extreme temperature environment. Scien-</text:p>
      <text:p text:style-name="P2">tific Reports 5 (1), 17639.</text:p>
      <text:p text:style-name="P2"/>
      <text:p text:style-name="P2">Harley, C. D. G., Paine, R. T., 2009. Contingencies and compounded rare perturbations dictate</text:p>
      <text:p text:style-name="P2">sudden distributional shifts during periods of gradual climate change. Proceedings of the</text:p>
      <text:p text:style-name="P2">National Academy of Sciences of the United States of America 106 (27), 11172–6.</text:p>
      <text:p text:style-name="P2"/>
      <text:p text:style-name="P2">McCabe, R. M., Hickey, B. M., Kudela, R. M., Lefebvre, K. A., Adams, N. G., Bill, B. D., Gulland,</text:p>
      <text:p text:style-name="P2">F. M. D., Thomson, R. E., Cochlan, W. P., Trainer, V. L., 2016. An unprecedented coastwide</text:p>
      <text:p text:style-name="P2">toxic algal bloom linked to anomalous ocean conditions. Geophysical Research Letters</text:p>
      <text:p text:style-name="P2">43 (19), 10,366–10,376.</text:p>
      <text:p text:style-name="P2"/>
      <text:p text:style-name="P2">Jentsch, A., Kreyling, J., Beierkuhnlein, C., 2007. A new generation of climate-change experi-</text:p>
      <text:p text:style-name="P2">ments: events, not trends. Frontiers in Ecology and the Environment 5 (6), 315–324.</text:p>
      <text:p text:style-name="P2"/>
      <text:p text:style-name="P2">Gunter, G., 1941. Death of fishes due to cold on the Texas coast, January, 1940. Ecology 22 (2),</text:p>
      <text:p text:style-name="P2">203–208.</text:p>
      <text:p text:style-name="P2"/>
      <text:p text:style-name="P2">Perkins-Kirkpatrick, S. E., White, C. J., Alexander, L. V., Argüeso, D., Boschat, G., Cowan, T.,</text:p>
      <text:p text:style-name="P2">Evans, J. P., Ekström, M., Oliver, E. C., Phatak, A., Purich, A., 2016. Natural hazards in Aus-</text:p>
      <text:p text:style-name="P2">tralia: heatwaves. Climatic Change 139 (1), 101–114.</text:p>
      <text:p text:style-name="P2">Stott, P. A., Stone, D. A., Allen, M. R., 2004. Human contribution to the European heatwave of</text:p>
      <text:p text:style-name="P2">2003. Nature 432 (7017), 610–614.</text:p>
      <text:p text:style-name="P1"/>
      <text:p text:style-name="P1">Gordon, G., Brown, A. S., Pulsford, T., 1988. A koala (Phascolarctos cinereus Goldfuss) popula-</text:p>
      <text:p text:style-name="P1">tion crash during drought and heatwave conditions in south-western Queensland. Austral</text:p>
      <text:p text:style-name="P1">Ecology 13 (4), 451–461.</text:p>
      <text:p text:style-name="P1"/>
      <text:p text:style-name="P1">Boucek, R. E., Gaiser, E. E., Liu, H., Rehage, J. S., 2016. A review of subtropical community</text:p>
      <text:p text:style-name="P1">resistance and resilience to extreme cold spells. Ecosphere 7 (10), e01455.</text:p>
      <text:p text:style-name="P1"/>
      <text:p text:style-name="P1">Lirman, D., Schopmeyer, S., Manzello, D., Gramer, L. J., Precht, W. F., Muller-Karger, F., Banks,</text:p>
      <text:p text:style-name="P1"><text:soft-page-break/>K., Barnes, B., Bartels, E., Bourque, A., Byrne, J., Donahue, S., Duquesnel, J., Fisher, L.,</text:p>
      <text:p text:style-name="P1">Gilliam, D., Hendee, J., Johnson, M., Maxwell, K., McDevitt, E., Monty, J., Rueda, D., Ruz-</text:p>
      <text:p text:style-name="P1">icka, R., Thanner, S., 2011. Severe 2010 cold-water event caused unprecedented mortality</text:p>
      <text:p text:style-name="P1">to corals of the Florida reef tract and reversed previous survivorship patterns. PLOS ONE</text:p>
      <text:p text:style-name="P1">6 (8).</text:p>
      <text:p text:style-name="P1"/>
      <text:p text:style-name="P1">Schlegel, Robert W, Eric CJ Oliver, Sarah Perkins-Kirkpatrick, Andries Kruger, and Albertus J Smit.</text:p>
      <text:p text:style-name="P1">2017. Predominant Atmospheric and Oceanic Patterns During Coastal Marine Heatwaves. Frontiers in</text:p>
      <text:p text:style-name="P1">Marine Science 4: 323.</text:p>
      <text:p text:style-name="P1"/>
      <text:p text:style-name="P1">Schlegel, Robert W, and Albertus J Smit. 2016. Climate Change in Coastal Waters: Time Series</text:p>
      <text:p text:style-name="P1">Properties Affecting Trend Estimation. Journal of Climate 29 (24): 9113–24.</text:p>
      <text:p text:style-name="P1"/>
      <text:p text:style-name="P1">Bakun, A. (1990). Global climate change and intensification of coastal ocean</text:p>
      <text:p text:style-name="P1">upwelling. Science 247, 198–201. doi: 10.1126/science.247.4939.198</text:p>
      <text:p text:style-name="P1"/>
      <text:p text:style-name="P1">Bakun, A., Black, B. A., Bograd, S. J., García-Reyes, M., Miller, A. J., Rykaczewski,</text:p>
      <text:p text:style-name="P1">R. R., et al. (2015). Anticipated effects of climate change on coastal upwelling</text:p>
      <text:p text:style-name="P1">ecosystems. Curr. Clim. Change Rep. 1, 85–93. doi: 10.1007/s40641-015-0008-4</text:p>
      <text:p text:style-name="P1"/>
      <text:p text:style-name="P1">Pauly, D., and Christensen, V. (1995). Primary production required to sustain</text:p>
      <text:p text:style-name="P1">global fisheries. Nature 374, 255–257. doi: 10.1038/374255a0</text:p>
      <text:p text:style-name="P1"/>
      <text:p text:style-name="P1">Huyer, A. (1983). Coastal upwelling in the California Current System. Prog.</text:p>
      <text:p text:style-name="P1">Oceanogr. 12, 259–284. doi: 10.1016/0079-6611(83)90010-1</text:p>
      <text:p text:style-name="P1"/>
      <text:p text:style-name="P1">Hsieh WW, Boer GJ (1992) Global climate change and ocean upwelling.</text:p>
      <text:p text:style-name="P1">Fisheries Oceanography, 1, 333–338.</text:p>
      <text:p text:style-name="P1"/>
      <text:p text:style-name="P1">Mote PW, Mantua NJ (2002) Coastal upwelling in a warmer future.</text:p>
      <text:p text:style-name="P1">Geophysical Research Letters, 29, 2138–2141.</text:p>
      <text:p text:style-name="P1"/>
      <text:p text:style-name="P1">Lima, F. P., and D. S. Wethey (2012), Three decades of high-resolution coastal sea surface temperatures reveal more than warming, Nat.</text:p>
      <text:p text:style-name="P1">Commun., 3, 704, doi:10.1038/ncomms1713</text:p>
      <text:p text:style-name="P1"/>
      <text:p text:style-name="P1">Wang, D., Gouhier, T. C., Menge, B. A., and Ganguly, A. R. (2015). Intensification</text:p>
      <text:p text:style-name="P1">and spatial homogenization of coastal upwelling under climate change. Nature</text:p>
      <text:p text:style-name="P1">518, 390–394. doi: 10.1038/nature14235</text:p>
      <text:p text:style-name="P1"/>
      <text:p text:style-name="P1">RYTHER, J. H. 1969 - Photosynthesis</text:p>
      <text:p text:style-name="P1">and fish production in</text:p>
      <text:p text:style-name="P1">the sea. Science. N. Y. 166(3091): 72-76.</text:p>
      <text:p text:style-name="P1"/>
      <text:p text:style-name="P1">CUSHING,</text:p>
      <text:p text:style-name="P1">D. H. 1971 -</text:p>
      <text:p text:style-name="P1">Upwelling and the production</text:p>
      <text:p text:style-name="P1">offish.</text:p>
      <text:p text:style-name="P1">Adv. mar. Bioi. 9: 255-334.</text:p>
      <text:p text:style-name="P1"/>
      <text:p text:style-name="P1">Payne, A. 1. L., Gulland, J. A. and K. H. Brink (Eds). S. Afr. J. mar. Sci. 5: 357-391</text:p>
      <text:p text:style-name="P1">1987</text:p>
      <text:p text:style-name="P1">357</text:p>
      <text:p text:style-name="P1">THE DEVELOPMENT AND DECLINE OF PHYTOPLANKTON</text:p>
      <text:p text:style-name="P1">BLOOMS IN</text:p>
      <text:p text:style-name="P1">THE SOUTHERN BENGUELA UPWELLING SYSTEM. I. DROGUE</text:p>
      <text:p text:style-name="P1">MOVEMENTS, HYDROGRAPHY AND BLOOM DEVELOPMENT</text:p>
      <text:p text:style-name="P1">P.</text:p>
      <text:p text:style-name="P1">c.</text:p>
      <text:p text:style-name="P1">BROWN*t</text:p>
      <text:p text:style-name="P1">AND L. HUTCHINGS*</text:p>
      <text:p text:style-name="P3"/>
      <text:p text:style-name="P3"/>
      <text:p text:style-name="P3"><text:soft-page-break/>Van Heerden, J., Hurry, L., 1998. Southern Africa’s weather patterns: An introductory guide.</text:p>
      <text:p text:style-name="P3">Collegium, Pretoria, South Africa</text:p>
      <text:p text:style-name="P3"/>
      <text:p text:style-name="P3">Tyson, P. D., Preston-Whyte, R. A., 2000. Weather and climate of southern Africa. Oxford Uni-</text:p>
      <text:p text:style-name="P3">versity Press, Cape Town, South Africa</text:p>
      <text:p text:style-name="P3"/>
      <text:p text:style-name="P3">Lutjeharms, J. R. E., Penven, P., Roy, C., 2003. Modelling the shear edge eddies of the southern</text:p>
      <text:p text:style-name="P3">Agulhas Current. Continental Shelf Research 23 (11-13), 1099–1115.</text:p>
      <text:p text:style-name="P3"/>
      <text:p text:style-name="P3">Roberts, M. J., 2005. Chokka squid (Loligo vulgaris reynaudii) abundance linked to changes</text:p>
      <text:p text:style-name="P3">in South Africa’s Agulhas Bank ecosystem during spawning and the early life cycle. ICES</text:p>
      <text:p text:style-name="P3">Journal of Marine Science 62 (1), 33–55.</text:p>
      <text:p text:style-name="P3"/>
      <text:p text:style-name="P3">Hutchings, L., van der Lingen, C. D., Shannon, L. J., Crawford, R. J. M., Verheye, H. M. S.,</text:p>
      <text:p text:style-name="P3">Bartholomae, C. H., van der Plas, a. K., Louw, D., Kreiner, a., Ostrowski, M., Fidel, Q., Bar-</text:p>
      <text:p text:style-name="P3">low, R. G., Lamont, T., Coetzee, J., Shillington, F., Veitch, J., Currie, J. C., Monteiro, P. M. S.,</text:p>
      <text:p text:style-name="P3">2009. The Benguela Current: An ecosystem of four components. Progress in Oceanography</text:p>
      <text:p text:style-name="P3">83 (1-4), 15–32.</text:p>
      <text:p text:style-name="P3"/>
      <text:p text:style-name="P3">Reynolds, R. W., Smith, T. M., 1994. Improved Global Sea Surface Temperature Analyses Using</text:p>
      <text:p text:style-name="P3">Optimum Interpolation. Journal of Climate 7 (6), 929–948.</text:p>
      <text:p text:style-name="P3"/>
      <text:p text:style-name="P3">Brown, O. B., Minnett, P. J., Evans, R., Kearns, E., Kilpatrick, K., Kumar, A., Sikorski, R., Závody,</text:p>
      <text:p text:style-name="P3">A., 1999. MODIS Infrared Sea Surface Temperature Algorithm Algorithm Theoretical Basis</text:p>
      <text:p text:style-name="P3">Document Version 2.0. University of Miami, 31098–33149.</text:p>
      <text:p text:style-name="P3"/>
      <text:p text:style-name="P3">Martin, M., Dash, P., Ignatov, A., Banzon, V., Beggs, H., Brasnett, B., Cayula, J.-F., Cummings, J.,</text:p>
      <text:p text:style-name="P3">Donlon, C., Gentemann, C., Grumbine, R., Ishizaki, S., Maturi, E., Reynolds, R. W., Roberts-</text:p>
      <text:p text:style-name="P3">Jones, J., 2012. Group for High Resolution Sea Surface temperature (GHRSST) analysis</text:p>
      <text:p text:style-name="P3">fields inter-comparisons. Part 1: A GHRSST multi-product ensemble (GMPE). Deep Sea</text:p>
      <text:p text:style-name="P3">Research Part II: Topical Studies in Oceanography 77-80, 21–30.</text:p>
      <text:p text:style-name="P3"/>
      <text:p text:style-name="P3">Nelson, G., and Hutchings, L. (1983). The Benguela upwelling area. Prog.</text:p>
      <text:p text:style-name="P3">Oceanogr. 12, 333–356. doi: 10.1016/0079-6611(83)90013-7</text:p>
      <text:p text:style-name="P3"/>
      <text:p text:style-name="P3">Fennel, W., 1999. Theory of the Benguela upwelling system. Journal of Physical</text:p>
      <text:p text:style-name="P3">Oceanography 29, 177–190.</text:p>
      <text:p text:style-name="P3"/>
      <text:p text:style-name="P3">JAMES COLE</text:p>
      <text:p text:style-name="P3">Marine Environment Unit, Space Applications Institute,</text:p>
      <text:p text:style-name="P3">Commission of the European Communities, Joint Research</text:p>
      <text:p text:style-name="P3">Centre, 1±21020 Ispra (Va), Italy. Fish. Oceanogr. 8:1, 25±38, 1999</text:p>
      <text:p text:style-name="P3"/>
      <text:p text:style-name="P3">Shannon, L.V. (1985) The Benguela ecosystem I: evolution of</text:p>
      <text:p text:style-name="P3">the Benguela, physical features and processes. Oceanogr.</text:p>
      <text:p text:style-name="P3">Mar. Biol. Ann. Rev. 23:105±182.</text:p>
      <text:p text:style-name="P3"/>
      <text:p text:style-name="P3">Barange, M., Gibbons, M.J., Carola, M., 1991a. Diet and feeding of Euphausiahan-</text:p>
      <text:p text:style-name="P3">seni and Nematoscelismegalops (Euphausiacea) in the northern Benguela</text:p>
      <text:p text:style-name="P3">current: ecological significance of vertical space partitioning. Marine Ecology</text:p>
      <text:p text:style-name="P3">Progress Series 73, 173–181.</text:p>
      <text:p text:style-name="P3"/>
      <text:p text:style-name="P3">Barange, M., Guitierrez, E., Flos, J., 1991b. Variability of particulate organic carbon</text:p>
      <text:p text:style-name="P3">and nitrogen in the Namibian upwelling system. Marine Biology 110 (3),</text:p>
      <text:p text:style-name="P3">409–418</text:p>
      <text:p text:style-name="P3"/>
      <text:p text:style-name="P3">O'Toole, M. J. 1980. Seasonal distribution of temperature and salinity in the surface water off</text:p>
      <text:p text:style-name="P3">South West Africa, 1972-1974. Investl Rep. Sea Fish. Inst. S. Afr., 121, 25 pp</text:p>
      <text:p text:style-name="P3"/>
      <text:p text:style-name="P3">Shannon, L. V., and Nelson, G. (1996). “The Benguela: large scale features and</text:p>
      <text:p text:style-name="P3">processes and system variability,” in The South Atlantic: Present and Past</text:p>
      <text:p text:style-name="P3">Circulation, eds G. Wefer, W. H. Berger, G. Siedler, and D. J. Webb (Berlin;</text:p>
      <text:p text:style-name="P3">Heidelberg: Springer-Verlag), 163–210.</text:p>
      <text:p text:style-name="P3"><text:soft-page-break/></text:p>
      <text:p text:style-name="P3">Stander, G. H. and A. H. B. De Decker. 1969. Some physical and biological aspects of an</text:p>
      <text:p text:style-name="P3">oceanographic anomaly off South West Africa in 1963. Investl Rep. Div. Sea Fish. S. Afr., 81,</text:p>
      <text:p text:style-name="P3">46 pp.</text:p>
      <text:p text:style-name="P3"/>
      <text:p text:style-name="P3">Walker, N., J. Tauton-Clark and J. Pugh. 1984. Sea temperatures off the South African west</text:p>
      <text:p text:style-name="P3">coast as indicators of Benguela warm events. S. Afr. J. Sci., 80,72-77.</text:p>
      <text:p text:style-name="P3">Walsh, J. J. 1978. The biological consequences of interaction of the climatic, EI Nino, and event</text:p>
      <text:p text:style-name="P3">scales of variability in the eastern tropical Pacific. Rapp. P.-V. Reun. Cons. into Explor. Mer,</text:p>
      <text:p text:style-name="P3">173,182-192.</text:p>
      <text:p text:style-name="P3"/>
      <text:p text:style-name="P3">Shannon, L. V., R. J. M. Crawford and D. C. Duffy. 1984. Pelagic fisheries and warm events: a</text:p>
      <text:p text:style-name="P3">comparative study. S. Afr. J. Sci., 80.51-60.</text:p>
      <text:p text:style-name="P3"/>
      <text:p text:style-name="P3">Boyd, A. J., and R. M. Thomas. 1984. A southward intrusion of equatorial water otTnorthern</text:p>
      <text:p text:style-name="P3">and central Namibia in March 1984. Tropical Ocean-Atmos. Newsletter, 27, 16-17.</text:p>
      <text:p text:style-name="P3"/>
      <text:p text:style-name="P3">Shelton, P. A., A. J. Boyd and M. J. Armstrong.</text:p>
      <text:p text:style-name="P3">1985. The influence of large-scale</text:p>
      <text:p text:style-name="P3">environmental processes on neritic fish populations in the Benguela Current system. CalCOFI</text:p>
      <text:p text:style-name="P3">Rep., 26, 72-92.</text:p>
      <text:p text:style-name="P3"/>
      <text:p text:style-name="P3">McLain, D. R., R. E. Brainard and J. G. Norton. 1985. Anomalous warm events in eastern</text:p>
      <text:p text:style-name="P3">boundary current systems. CalCOFI Rep., 26, 51-64.</text:p>
      <text:p text:style-name="P3"/>
      <text:p text:style-name="P3"/>
      <text:p text:style-name="P3">On the existence of an EI Nifto-type phenomenon in the</text:p>
      <text:p text:style-name="P3">Benguela System</text:p>
      <text:p text:style-name="P3">by L. V. Shannon\ A. J. Boyd\ G. B. Brundrie and J. Taunton-Clar<text:span text:style-name="T1">k JourfUll of Marine Research.</text:span></text:p>
      <text:p text:style-name="P3">44. 495-520, 1986</text:p>
      <text:p text:style-name="P3"/>
      <text:p text:style-name="P3">Walter, H. 1937. Die okologischen verhliltnisse</text:p>
      <text:p text:style-name="P3">in der N amib-nebelwiiste</text:p>
      <text:p text:style-name="P3">(Siidwestafrika)</text:p>
      <text:p text:style-name="P3">unter</text:p>
      <text:p text:style-name="P3">auswertung de aufzeichnungen des Dr G. Boss (Swakopmund), in JahrbUcher fUr Wissen-</text:p>
      <text:p text:style-name="P3">schaftliche Botanik, N. Pringsheim, ed., Verlag von Gebriider Borntraeger, Leipzig, 58-222.</text:p>
      <text:p text:style-name="P3">Ward, J. D., M. K. Seely and N. Lancaster. 1983. On the antiquity of the Namib. S. Afr. J. Sci.,</text:p>
      <text:p text:style-name="P3">79.175-183.</text:p>
      <text:p text:style-name="P3"/>
      <text:p text:style-name="P3">Yamagata, T., and S. Iizuka, 1995: Simulation of the tropical thermal</text:p>
      <text:p text:style-name="P3">domes in the Atlantic: A seasonal cycle. J. Phys. Oceanogr., 25,</text:p>
      <text:p text:style-name="P3">2129–2140.</text:p>
      <text:p text:style-name="P3"/>
      <text:p text:style-name="P3">DUNCOMBE RAE, C.M. (1991) Agulhas retroflexion rings in the South Atlantic Ocean: an overview. South African</text:p>
      <text:p text:style-name="P3">Journal of Marine Science, 11, 327-344.</text:p>
      <text:p text:style-name="P3"/>
      <text:p text:style-name="P3">LtrrJE~tARMS, J.R.E. and J.M. MEEUWlS (1987) The extent and variability of South-east Atlantic upwelling. In: The</text:p>
      <text:p text:style-name="P3">Benguela and Comparable Ecosystems, A.I.L. PAYNE, J.A. GULLAND and K.H. BRINK, editors, South</text:p>
      <text:p text:style-name="P3">African Journal of Marine Science, 5, 51-62.</text:p>
      <text:p text:style-name="P3"/>
      <text:p text:style-name="P3">PITCHER, G.C., P.C. BROWN and B.A. MITCHELL-INt, m_S (1992) Spatio-temporal variability of phytoplankton in the</text:p>
      <text:p text:style-name="P3">southern Benguela upweUing system. In: Benguela Trophic Functioning, A.I.L. PAYNE, K.H. BRINK, K.H.</text:p>
      <text:p text:style-name="P3">MANN and R. HILBOI~, editors, South African Journal of Marine Science, 12, 439-456.</text:p>
      <text:p text:style-name="P3"/>
      <text:p text:style-name="P3">BAKUN, A. and C.S. NELSON (1991 ) The seasonal cycle of wind-stress curl in subtropical eastern boundary current</text:p>
      <text:p text:style-name="P3">regions. Journal of Physical Oceanography, 21(12), 1815-183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20:54:38.718726503</meta:creation-date>
    <meta:generator>LibreOffice/6.0.3.2$Linux_X86_64 LibreOffice_project/00m0$Build-2</meta:generator>
    <dc:date>2019-01-19T23:02:09.272638567</dc:date>
    <meta:editing-duration>PT2H7M17S</meta:editing-duration>
    <meta:editing-cycles>28</meta:editing-cycles>
    <meta:document-statistic meta:table-count="0" meta:image-count="0" meta:object-count="0" meta:page-count="4" meta:paragraph-count="186" meta:word-count="1862" meta:character-count="11959" meta:non-whitespace-character-count="10312"/>
  </office:meta>
</office:document-meta>
</file>